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><draw:frame draw:style-name="fr2" draw:name="Object2" text:anchor-type="paragraph" svg:width="6.2984in" svg:height="3.5429in" draw:z-index="1"><draw:object xlink:href="./Object 2" xlink:type="simple" xlink:show="embed" xlink:actuate="onLoad"/><draw:image xlink:href="./ObjectReplacements/Object 2" xlink:type="simple" xlink:show="embed" xlink:actuate="onLoad"/><svg:desc>chart</svg:desc></draw:frame></text:p>
      <text:p text:style-name="Standard"><draw:frame draw:style-name="fr2" draw:name="Object4" text:anchor-type="paragraph" svg:width="6.2984in" svg:height="3.5429in" draw:z-index="2"><draw:object xlink:href="./Object 4" xlink:type="simple" xlink:show="embed" xlink:actuate="onLoad"/><draw:image xlink:href="./ObjectReplacements/Object 4" xlink:type="simple" xlink:show="embed" xlink:actuate="onLoad"/><svg:desc>chart</svg:desc></draw:frame><text:soft-page-break/></text:p>
      <text:p text:style-name="Standard"/>
      <text:p text:style-name="Standard"/>
      <text:p text:style-name="Standard"><draw:frame draw:style-name="fr2" draw:name="Object3" text:anchor-type="paragraph" svg:width="6.2984in" svg:height="3.5429in" draw:z-index="3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Object5" text:anchor-type="paragraph" svg:width="6.2984in" svg:height="3.5429in" draw:z-index="4"><draw:object xlink:href="./Object 5" xlink:type="simple" xlink:show="embed" xlink:actuate="onLoad"/><draw:image xlink:href="./ObjectReplacements/Object 5" xlink:type="simple" xlink:show="embed" xlink:actuate="onLoad"/><svg:desc>chart</svg:desc></draw:frame><text:soft-page-break/></text:p>
      <text:p text:style-name="Standard"/>
      <text:p text:style-name="Standard"><draw:frame draw:style-name="fr2" draw:name="Object6" text:anchor-type="paragraph" svg:width="6.2984in" svg:height="3.5429in" draw:z-index="5"><draw:object xlink:href="./Object 6" xlink:type="simple" xlink:show="embed" xlink:actuate="onLoad"/><draw:image xlink:href="./ObjectReplacements/Object 6" xlink:type="simple" xlink:show="embed" xlink:actuate="onLoad"/><svg:desc>char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23:11:46.720066218</meta:creation-date>
    <dc:date>2019-09-16T00:22:20.656627329</dc:date>
    <meta:editing-duration>PT18M31S</meta:editing-duration>
    <meta:editing-cycles>6</meta:editing-cycles>
    <meta:generator>LibreOffice/6.0.7.3$Linux_X86_64 LibreOffice_project/00m0$Build-3</meta:generator>
    <meta:document-statistic meta:table-count="0" meta:image-count="0" meta:object-count="6" meta:page-count="3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6.646cm" svg:y="0.315cm" chart:style-name="ch2">
          <text:p>For 1 Thread</text:p>
        </chart:title>
        <chart:plot-area chart:style-name="ch3" chart:data-source-has-labels="both" svg:x="1.33cm" svg:y="1.273cm" svg:width="14.349cm" svg:height="6.566cm">
          <chartooo:coordinate-region svg:x="1.766cm" svg:y="1.472cm" svg:width="13.727cm" svg:height="5.72cm"/>
          <chart:axis chart:dimension="x" chart:name="primary-x" chart:style-name="ch4" chartooo:axis-type="auto">
            <chartooo:date-scale/>
            <chart:title svg:x="7.984cm" svg:y="8.018cm" chart:style-name="ch5">
              <text:p>Arrays</text:p>
            </chart:title>
            <chart:categories table:cell-range-address="local-table.$A$2:.$A$7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451cm" svg:y="5.222cm" chart:style-name="ch9">
              <text:p>Runtime</text:p>
            </chart:title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3019">
                <text:p>0.2030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90446">
                <text:p>0.390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12204">
                <text:p>0.8122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0878">
                <text:p>1.608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1956">
                <text:p>3.219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5588">
                <text:p>6.455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6.527cm" svg:y="0.315cm" chart:style-name="ch2">
          <text:p>For 2 Threads</text:p>
        </chart:title>
        <chart:plot-area chart:style-name="ch3" chart:data-source-has-labels="both" svg:x="1.33cm" svg:y="1.273cm" svg:width="14.349cm" svg:height="6.566cm">
          <chartooo:coordinate-region svg:x="2.057cm" svg:y="1.472cm" svg:width="13.435cm" svg:height="5.72cm"/>
          <chart:axis chart:dimension="x" chart:name="primary-x" chart:style-name="ch4" chartooo:axis-type="auto">
            <chartooo:date-scale/>
            <chart:title svg:x="7.984cm" svg:y="8.018cm" chart:style-name="ch5">
              <text:p>Arrays</text:p>
            </chart:title>
            <chart:categories table:cell-range-address="local-table.$A$2:.$A$7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451cm" svg:y="5.222cm" chart:style-name="ch9">
              <text:p>Runtime</text:p>
            </chart:title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0226">
                <text:p>0.1002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3081">
                <text:p>0.2030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06108">
                <text:p>0.406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12228">
                <text:p>0.8122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4002">
                <text:p>1.640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3314">
                <text:p>3.233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6.527cm" svg:y="0.315cm" chart:style-name="ch2">
          <text:p>For 8 Threads</text:p>
        </chart:title>
        <chart:plot-area chart:style-name="ch3" chart:data-source-has-labels="both" svg:x="1.33cm" svg:y="1.273cm" svg:width="14.349cm" svg:height="6.566cm">
          <chartooo:coordinate-region svg:x="2.057cm" svg:y="1.472cm" svg:width="13.435cm" svg:height="5.72cm"/>
          <chart:axis chart:dimension="x" chart:name="primary-x" chart:style-name="ch4" chartooo:axis-type="auto">
            <chartooo:date-scale/>
            <chart:title svg:x="7.984cm" svg:y="8.018cm" chart:style-name="ch5">
              <text:p>Arrays</text:p>
            </chart:title>
            <chart:categories table:cell-range-address="local-table.$A$2:.$A$7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451cm" svg:y="5.222cm" chart:style-name="ch9">
              <text:p>Runtime</text:p>
            </chart:title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1238">
                <text:p>0.0312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9331">
                <text:p>0.0793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6158">
                <text:p>0.1561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7966">
                <text:p>0.3279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79134">
                <text:p>0.6791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4568">
                <text:p>1.345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6.527cm" svg:y="0.315cm" chart:style-name="ch2">
          <text:p>For 4 Threads</text:p>
        </chart:title>
        <chart:plot-area chart:style-name="ch3" chart:data-source-has-labels="both" svg:x="1.33cm" svg:y="1.273cm" svg:width="14.349cm" svg:height="6.566cm">
          <chartooo:coordinate-region svg:x="2.057cm" svg:y="1.472cm" svg:width="13.435cm" svg:height="5.72cm"/>
          <chart:axis chart:dimension="x" chart:name="primary-x" chart:style-name="ch4" chartooo:axis-type="auto">
            <chartooo:date-scale/>
            <chart:title svg:x="7.984cm" svg:y="8.018cm" chart:style-name="ch5">
              <text:p>Arrays</text:p>
            </chart:title>
            <chart:categories table:cell-range-address="local-table.$A$2:.$A$7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451cm" svg:y="5.222cm" chart:style-name="ch9">
              <text:p>Runtime</text:p>
            </chart:title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07">
                <text:p>0.06250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4921">
                <text:p>0.124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538">
                <text:p>0.2655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9787">
                <text:p>0.4997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622">
                <text:p>0.996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0554">
                <text:p>1.905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6.408cm" svg:y="0.315cm" chart:style-name="ch2">
          <text:p>For 16 Threads</text:p>
        </chart:title>
        <chart:plot-area chart:style-name="ch3" chart:data-source-has-labels="both" svg:x="1.33cm" svg:y="1.273cm" svg:width="14.349cm" svg:height="6.566cm">
          <chartooo:coordinate-region svg:x="2.057cm" svg:y="1.472cm" svg:width="13.435cm" svg:height="5.72cm"/>
          <chart:axis chart:dimension="x" chart:name="primary-x" chart:style-name="ch4" chartooo:axis-type="auto">
            <chartooo:date-scale/>
            <chart:title svg:x="7.984cm" svg:y="8.018cm" chart:style-name="ch5">
              <text:p>Arrays</text:p>
            </chart:title>
            <chart:categories table:cell-range-address="local-table.$A$2:.$A$7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451cm" svg:y="5.222cm" chart:style-name="ch9">
              <text:p>Runtime</text:p>
            </chart:title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6859">
                <text:p>0.0468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3721">
                <text:p>0.0937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7449">
                <text:p>0.187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9301">
                <text:p>0.3593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02949">
                <text:p>0.7029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5897">
                <text:p>1.358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6.408cm" svg:y="0.315cm" chart:style-name="ch2">
          <text:p>For 32 Threads</text:p>
        </chart:title>
        <chart:plot-area chart:style-name="ch3" chart:data-source-has-labels="both" svg:x="1.33cm" svg:y="1.273cm" svg:width="14.349cm" svg:height="6.566cm">
          <chartooo:coordinate-region svg:x="2.057cm" svg:y="1.472cm" svg:width="13.435cm" svg:height="5.72cm"/>
          <chart:axis chart:dimension="x" chart:name="primary-x" chart:style-name="ch4" chartooo:axis-type="auto">
            <chartooo:date-scale/>
            <chart:title svg:x="7.984cm" svg:y="8.018cm" chart:style-name="ch5">
              <text:p>Arrays</text:p>
            </chart:title>
            <chart:categories table:cell-range-address="local-table.$A$2:.$A$7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451cm" svg:y="5.222cm" chart:style-name="ch9">
              <text:p>Runtime</text:p>
            </chart:title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686">
                <text:p>0.0468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9751">
                <text:p>0.0897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9509">
                <text:p>0.1895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3613">
                <text:p>0.3436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7296">
                <text:p>0.6872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5895">
                <text:p>1.358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